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automatic-styles>
    <style:style style:name="P1" style:family="paragraph" style:parent-style-name="Standard">
      <style:text-properties officeooo:rsid="0008a365" officeooo:paragraph-rsid="0008a365"/>
    </style:style>
    <style:style style:name="P2" style:family="paragraph">
      <style:paragraph-properties fo:text-align="center"/>
    </style:style>
    <style:style style:name="T1" style:family="text">
      <style:text-properties officeooo:rsid="000afd0f"/>
    </style:style>
    <style:style style:name="fr1" style:family="graphic" style:parent-style-name="Formula">
      <style:graphic-properties style:vertical-pos="from-top" style:vertical-rel="page" style:horizontal-pos="from-left" style:horizontal-rel="page" draw:ole-draw-aspect="1"/>
    </style:style>
    <style:style style:name="gr1" style:family="graphic">
      <style:graphic-properties draw:stroke="solid" svg:stroke-width="0.018cm" svg:stroke-color="#000000" svg:stroke-opacity="0%" draw:stroke-linejoin="miter" draw:fill-color="#00ff00" draw:opacity="5%"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101cm" draw:marker-end="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_20_1" svg:stroke-width="0.018cm" svg:stroke-color="#000000" svg:stroke-opacity="0%" draw:stroke-linejoin="round" draw:textarea-horizontal-align="center" draw:textarea-vertical-align="middle" fo:padding-top="0.009cm" fo:padding-bottom="0.009cm" fo:padding-left="0.009cm" fo:padding-right="0.00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オブジェクト1" text:anchor-type="page" text:anchor-page-number="1" svg:x="14.36cm" svg:y="6.211cm" svg:width="1.513cm" svg:height="0.503cm" draw:z-index="7">
        <draw:object xlink:href="./Object 1" xlink:type="simple" xlink:show="embed" xlink:actuate="onLoad"/>
        <draw:image xlink:href="./ObjectReplacements/Object 1" xlink:type="simple" xlink:show="embed" xlink:actuate="onLoad"/>
      </draw:frame>
      <draw:path text:anchor-type="page" text:anchor-page-number="1" draw:z-index="0" draw:name="turtle" draw:style-name="gr1" draw:text-style-name="P2" svg:width="2.116cm" svg:height="2.116cm" svg:x="8.371cm" svg:y="12.716cm" svg:viewBox="0 0 2117 2117" svg:d="m847 1288-221 382-81-301zm211-1112 223 221-223 220-218-220zm521 1182-302-81 222 381zm301-659-427-115-269 157 426 113zm-954 51-383-221-220 383zm573 308-441-441-441 441 441 441zm-441 1059zm207-21zm199-60zm182-97zm160-133zm133-160zm97-182zm59-199zm22-207zm-21-206zm-60-199zm-97-182zm-133-161zm-160-132zm-182-97zm-199-60zm-207-21zm-206 21zm-199 60zm-182 97zm-161 132zm-132 161zm-97 182zm-60 199zm-21 206zm21 207zm60 199zm97 182zm132 160zm161 133zm182 97zm199 60zm206-1038z">
        <text:p/>
      </draw:path>
      <draw:polyline text:anchor-type="page" text:anchor-page-number="1" draw:z-index="5" draw:name="actual" draw:style-name="gr4" draw:text-style-name="P2" svg:width="2.479cm" svg:height="2.814cm" draw:transform="rotate (1.5707963267949) translate (7.44361111111111cm 14.9348472222222cm)" svg:viewBox="0 0 2480 2815" draw:points="1147,1993 1727,1993 1727,1413 1147,1993 736,2404 1147,2815 1147,1995 1147,1415 566,1415 1147,1995 1558,2406 1969,1995 1148,1995 568,1995 568,2575 1148,1995 1559,1584 1148,1173 1148,1993 1148,2574 1729,2574 1148,1993 737,1582 326,1993 1147,1993 1499,1993 1893,1707 1607,1314 1499,1993 1423,2473 1903,2549 1499,1991 1214,1598 820,1884 1499,1991 1979,2067 2055,1588 1498,1991 1104,2277 1390,2671 1498,1991 1573,1512 1094,1436 1498,1993 1783,2387 2177,2101 1498,1993 1018,1917 942,2397 1499,1993 1785,1785 1946,1293 1453,1132 1785,1783 2020,2244 2480,2009 1785,1783 1293,1623 1132,2115 1783,1783 2244,1549 2009,1088 1783,1783 1623,2275 2115,2436 1783,1785 1549,1325 1088,1559 1783,1785 2275,1946 2436,1453 1785,1785 1325,2020 1559,2480 1785,1785 1894,1450 1773,1074 1397,1196 1894,1450 2245,1628 2424,1277 1893,1450 1517,1572 1639,1947 1893,1450 2071,1099 1720,921 1893,1452 2014,1827 2390,1706 1893,1452 1542,1274 1363,1625 1894,1452 2270,1330 2148,954 1894,1452 1716,1803 2067,1981 1894,1450 1785,1115 1489,900 1274,1196 1785,1115 2147,1057 2088,695 1783,1115 1568,1411 1864,1626 1783,1115 1725,753 1363,811 1783,1117 2080,1332 2295,1035 1783,1117 1422,1175 1480,1536 1785,1117 2000,820 1704,605 1785,1117 1843,1478 2205,1420 1785,1115 1499,907 859,907 859,1547 1499,907 1953,453 1499,0 1499,905 1499,1545 2140,1545 1499,905 1046,452 593,905 1498,905 2138,905 2138,265 1498,905 1044,1358 1498,1812 1498,907 1498,266 857,266 1498,907 1951,1360 2404,907 1499,907 1147,907 707,1226 1027,1665 1147,907 1231,370 695,286 1147,907 1466,1346 1905,1027 1147,907 610,822 526,1358 1147,907 1586,587 1266,148 1147,907 1062,1443 1598,1528 1147,907 827,467 388,787 1147,907 1683,991 1767,455 1147,907 861,1115 730,1517 1132,1647 861,1115 669,739 293,931 861,1117 1263,1247 1393,845 861,1117 485,1309 677,1685 863,1117 993,714 591,584 863,1117 1055,1492 1431,1300 863,1115 460,984 330,1386 863,1115 1238,923 1046,547 861,1115 751,1450 903,1917 1371,1766 750,1450 310,1226 86,1665 748,1450 1215,1298 1064,831 748,1452 524,1891 963,2115 748,1453 596,986 129,1138 750,1453 1189,1677 1413,1238 751,1453 284,1605 436,2073 751,1452 975,1012 536,788 751,1450 861,1785 1358,2147 1720,1649 859,1785 250,1882 347,2491 859,1785 1221,1288 723,926 859,1787 956,2395 1565,2298 859,1787 362,1425 0,1923 861,1787 1469,1690 1372,1081 861,1787 499,2284 997,2646 861,1785 764,1177 155,1274 861,1785 1147,1993">
        <text:p/>
      </draw:polyline>
      <text:p text:style-name="P1"><draw:line text:anchor-type="paragraph" draw:z-index="4" draw:style-name="gr2" draw:text-style-name="P2" svg:x1="13.01cm" svg:y1="0.436cm" svg:x2="9.412cm" svg:y2="4.034cm"><text:p/></draw:line><draw:line text:anchor-type="paragraph" draw:z-index="3" draw:style-name="gr3" draw:text-style-name="P2" svg:x1="13.01cm" svg:y1="0.436cm" svg:x2="13.01cm" svg:y2="2.817cm"><text:p/></draw:line><draw:line text:anchor-type="paragraph" draw:z-index="2" draw:style-name="gr2" draw:text-style-name="P2" svg:x1="9.412cm" svg:y1="0.436cm" svg:x2="13.01cm" svg:y2="0.436cm"><text:p/></draw:line><draw:line text:anchor-type="paragraph" draw:z-index="1" draw:style-name="gr2" draw:text-style-name="P2" svg:x1="9.412cm" svg:y1="4.034cm" svg:x2="9.412cm" svg:y2="0.436cm"><text:p/></draw:line>動きを作る 風車 size</text:p>
      <text:p text:style-name="P1"><text:tab/>くりかえす 8 [</text:p>
      <text:p text:style-name="P1"><text:tab/><text:tab/>すすむ size 左 90</text:p>
      <text:p text:style-name="P1"><text:tab/><text:tab/>すすむ size 左 90 + 45</text:p>
      <text:p text:style-name="P1"><text:tab/><text:tab/>すすむ 平方根 2 * size ** 2</text:p>
      <text:p text:style-name="P1"><text:tab/>]</text:p>
      <text:p text:style-name="P1"><draw:custom-shape text:anchor-type="paragraph" draw:z-index="6" draw:style-name="gr5" draw:text-style-name="P2" svg:width="3.335cm" svg:height="1.773cm" svg:x="11.449cm" svg:y="0.049cm"><text:p/><draw:enhanced-geometry svg:viewBox="0 0 21600 21600" draw:text-areas="800 800 20800 20800" draw:type="round-rectangular-callout" draw:modifiers="-1370.7033315706 -17370.17892644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おわり</text:p>
      <text:p text:style-name="P1"/>
      <text:p text:style-name="P1">くりかえす 10 [</text:p>
      <text:p text:style-name="P1"><text:tab/>風車 10 + でたらめな数 10</text:p>
      <text:p text:style-name="P1"><text:tab/>すすむ <text:span text:style-name="T1">4</text:span>0 左 36</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styles>
    <draw:marker draw:name="Arrow" svg:viewBox="0 0 20 30" svg:d="m10 0-10 30h20z"/>
    <draw:stroke-dash draw:name="Dash_20_1" draw:display-name="Dash 1" draw:style="rect" draw:dots1="1" draw:distance="0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akaoPMincho" fo:font-size="12pt" fo:language="zxx" fo:country="none" style:letter-kerning="true" style:font-name-asian="TakaoPGothic1"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akaoPGothic" fo:font-size="14pt" style:font-name-asian="TakaoPGothic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gasawara Naruhiko</meta:initial-creator>
    <meta:creation-date>2013-04-23T00:20:18</meta:creation-date>
    <dc:date>2013-04-23T01:15:48</dc:date>
    <dc:creator>Ogasawara Naruhiko</dc:creator>
    <meta:editing-duration>PT8M</meta:editing-duration>
    <meta:editing-cycles>6</meta:editing-cycles>
    <meta:generator>LibreOffice/4.0.2.2$Linux_x86 LibreOffice_project/4c82dcdd6efcd48b1d8bba66bfe1989deee49c3</meta:generator>
    <meta:document-statistic meta:table-count="0" meta:image-count="0" meta:object-count="1" meta:page-count="1" meta:paragraph-count="11" meta:word-count="69" meta:character-count="127" meta:non-whitespace-character-count="90"/>
  </office:meta>
</office:document-meta>
</file>

<file path=Object 1/content.xml><?xml version="1.0" encoding="utf-8"?>
<math xmlns="http://www.w3.org/1998/Math/MathML">
  <semantics>
    <mrow>
      <mn>2</mn>
      <msqrt>
        <mrow>
          <mstyle mathvariant="italic">
            <mrow>
              <mtext>size</mtext>
            </mrow>
          </mstyle>
        </mrow>
      </msqrt>
    </mrow>
    <annotation encoding="StarMath 5.0">2 sqrt{italic "size"} </annotation>
  </semantics>
</math>
</file>